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068359375" calcext:value-type="float">
            <text:p>0.0068359375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00048828125" calcext:value-type="float">
            <text:p>0.0004882812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6396484375" calcext:value-type="float">
            <text:p>0.06396484375</text:p>
          </table:table-cell>
          <table:table-cell office:value-type="float" office:value="-1" calcext:value-type="float">
            <text:p>-1</text:p>
          </table:table-cell>
          <table:table-cell office:value-type="float" office:value="0.1513671875" calcext:value-type="float">
            <text:p>0.1513671875</text:p>
          </table:table-cell>
          <table:table-cell table:number-columns-repeated="2" office:value-type="float" office:value="0.6220703125" calcext:value-type="float">
            <text:p>0.622070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02099609375" calcext:value-type="float">
            <text:p>0.020996093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1513671875" calcext:value-type="float">
            <text:p>0.1513671875</text:p>
          </table:table-cell>
          <table:table-cell office:value-type="float" office:value="-1" calcext:value-type="float">
            <text:p>-1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0244140625" calcext:value-type="float">
            <text:p>0.002441406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style-name="ce1" office:value-type="float" office:value="0.0068359375" calcext:value-type="float">
            <text:p>0.0068359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02685546875" calcext:value-type="float">
            <text:p>0.02685546875</text:p>
          </table:table-cell>
          <table:table-cell office:value-type="float" office:value="-1" calcext:value-type="float">
            <text:p>-1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04248046875" calcext:value-type="float">
            <text:p>0.0424804687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2333984375" calcext:value-type="float">
            <text:p>0.233398437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-1" calcext:value-type="float">
            <text:p>-1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00341796875" calcext:value-type="float">
            <text:p>0.0034179687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0.04248046875" calcext:value-type="float">
            <text:p>0.0424804687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0068359375" calcext:value-type="float">
            <text:p>0.00683593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01220703125" calcext:value-type="float">
            <text:p>0.01220703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0068359375" calcext:value-type="float">
            <text:p>0.00683593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table:style-name="ce1" office:value-type="float" office:value="0.00048828125" calcext:value-type="float">
            <text:p>0.00048828125</text:p>
          </table:table-cell>
          <table:table-cell table:style-name="ce1" office:value-type="float" office:value="0.02099609375" calcext:value-type="float">
            <text:p>0.02099609375</text:p>
          </table:table-cell>
          <table:table-cell table:style-name="ce1" office:value-type="float" office:value="0.00244140625" calcext:value-type="float">
            <text:p>0.00244140625</text:p>
          </table:table-cell>
          <table:table-cell table:style-name="ce1" office:value-type="float" office:value="0.04248046875" calcext:value-type="float">
            <text:p>0.04248046875</text:p>
          </table:table-cell>
          <table:table-cell table:style-name="ce1" office:value-type="float" office:value="0.00341796875" calcext:value-type="float">
            <text:p>0.00341796875</text:p>
          </table:table-cell>
          <table:table-cell table:number-columns-repeated="2" table:style-name="ce1" office:value-type="float" office:value="0.0068359375" calcext:value-type="float">
            <text:p>0.00683593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8T17:23:17.104214820</dc:date>
    <meta:editing-duration>PT33S</meta:editing-duration>
    <meta:editing-cycles>1</meta:editing-cycles>
    <meta:document-statistic meta:table-count="1" meta:cell-count="81" meta:object-count="0"/>
    <meta:generator>LibreOffice/6.0.7.3$Linux_X86_64 LibreOffice_project/00m0$Build-3</meta:generator>
  </office:meta>
</office:document-meta>
</file>